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17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16372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A = 2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B = 37</text:p>
          </table:table-cell>
          <table:table-cell office:value-type="string" calcext:value-type="string">
            <text:p>(я забыл про комнату 15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комнаты(отсортировал И пустые только)</text:p>
          </table:table-cell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capas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1"/>
          <table:table-cell table:style-name="ce4" office:value-type="string" calcext:value-type="string">
            <text:p>общее число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16313"/>
        </table:table-row>
        <table:table-row table:style-name="ro1">
          <table:table-cell table:number-columns-repeated="11"/>
          <table:table-cell table:style-name="ce4" office:value-type="string" calcext:value-type="string">
            <text:p>значения, что могу достить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5" office:value-type="string" calcext:value-type="string">
            <text:p>1/1</text:p>
          </table:table-cell>
          <table:table-cell office:value-type="string" calcext:value-type="string">
            <text:p>1/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1/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1/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1/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1/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6313"/>
        </table:table-row>
        <table:table-row table:style-name="ro1">
          <table:table-cell table:number-columns-repeated="11"/>
          <table:table-cell table:style-name="ce4" office:value-type="string" calcext:value-type="string">
            <text:p>какую комнату занёс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5" office:value-type="string" calcext:value-type="string">
            <text:p>¾</text:p>
          </table:table-cell>
          <table:table-cell office:value-type="string" calcext:value-type="string">
            <text:p>¾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/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4/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/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5/6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16313"/>
        </table:table-row>
        <table:table-row table:style-name="ro1">
          <table:table-cell table:number-columns-repeated="11"/>
          <table:table-cell table:style-name="ce4" office:value-type="string" calcext:value-type="string">
            <text:p>предыдущее значение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office:value-type="string" calcext:value-type="string">
            <text:p>4/0</text:p>
          </table:table-cell>
          <table:table-cell office:value-type="string" calcext:value-type="string">
            <text:p>5/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/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/0</text:p>
          </table:table-cell>
          <table:table-cell office:value-type="string" calcext:value-type="string">
            <text:p>12/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/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13</text:p>
          </table:table-cell>
          <table:table-cell office:value-type="string" calcext:value-type="string">
            <text:p>23/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631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1"/>
          <table:table-cell office:value-type="string" calcext:value-type="string">
            <text:p>т. е. — если я веррулся уже с конматы, которую использовал, то не нужно её и «дупблировать»?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A = 21 =&gt; идём в нашем массиве в a[21]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заполняем, круто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иначе бы, нам надо Либо до первого левого с единицей, Либо вправо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из которых и выбираем лучший вариант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string" calcext:value-type="string">
            <text:p>затем, у нас 58 — 21 = 37 — т.о. — наш заполниться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если бы Мы пошли бы на верхний предел для А (т. е. — одна полата оказалась бы неполной)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и если бы оказалось, что — для Б не хватает места, то — вероятно это не самое оптимальное решение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поэтому смотрим нижнюю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(хотя, я пока не могу поверить в это утверждение, пока не докажу его самому себе)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string" calcext:value-type="string">
            <text:p>как восстанавливать?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думаю, имея в виду то, что я храню уже сейчас, вполне нормально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string" calcext:value-type="string">
            <text:p>нормально ли то, что у меня есть одна клетка И там есть два варианта?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думаю оставим тот, что уже был — грубо говоря, сумма вместимостей палат будет идти по возрастанию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string" calcext:value-type="string">
            <text:p>почему утверждение, что — если мы вот поставили для А, то обязательно найдутся палаты для В?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наша таблица характерезует разные суммы. Те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мы поставили в нашем примере А -,&gt; на 21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у нас там благо всё место было, никто глулять не пошёл — круто 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мы туда ставили палату 5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если будем восстанавливать путь по Пока моей шаткой (не подтверждённой) методике, то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5 3 1 0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(нулевую палату мы считать не будем, тк она — 0)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т. е. p[0] + p[1] +p[3] + p[5] = A = 21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но у нас остались палаты 2 4 6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и ведь — если p0 + p1 + p2 + p3 + p4 + p5 + p6 = 58, то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P2 + p4 + p6 = 58 — p0 — p1 — p3 — p5 = 58 — A = 37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ну и вот — оставшаяся последотваленость палат, что и отходит на покрытие В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и ведь — так всегда! (можно легко написать в общем случае)</text:p>
          </table:table-cell>
          <table:table-cell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.00.0000</text:date>, <text:time style:data-style-name="N2" text:time-value="14:44:56.05647232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12:15:58.885635376</meta:creation-date>
    <dc:date>2025-02-25T15:18:04.091324996</dc:date>
    <meta:editing-duration>PT7M50S</meta:editing-duration>
    <meta:editing-cycles>4</meta:editing-cycles>
    <meta:generator>LibreOffice/24.2.7.2$Linux_X86_64 LibreOffice_project/420$Build-2</meta:generator>
    <meta:document-statistic meta:table-count="1" meta:cell-count="258" meta:object-count="0"/>
  </office:meta>
</office:document-meta>
</file>